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a2ca" officeooo:paragraph-rsid="0003a2ca"/>
    </style:style>
    <style:style style:name="P2" style:family="paragraph" style:parent-style-name="Standard">
      <style:text-properties officeooo:rsid="0003f8f5" officeooo:paragraph-rsid="0003f8f5"/>
    </style:style>
    <style:style style:name="P3" style:family="paragraph" style:parent-style-name="Standard">
      <style:text-properties officeooo:rsid="00045bb6" officeooo:paragraph-rsid="00045bb6"/>
    </style:style>
    <style:style style:name="P4" style:family="paragraph" style:parent-style-name="Standard">
      <style:text-properties officeooo:rsid="0004d719" officeooo:paragraph-rsid="0004d719"/>
    </style:style>
    <style:style style:name="P5" style:family="paragraph" style:parent-style-name="Standard">
      <style:text-properties officeooo:rsid="0005086f" officeooo:paragraph-rsid="0005086f"/>
    </style:style>
    <style:style style:name="P6" style:family="paragraph" style:parent-style-name="Standard">
      <style:text-properties officeooo:rsid="000612dd" officeooo:paragraph-rsid="000612dd"/>
    </style:style>
    <style:style style:name="P7" style:family="paragraph" style:parent-style-name="Standard">
      <style:text-properties officeooo:rsid="000644b4" officeooo:paragraph-rsid="000644b4"/>
    </style:style>
    <style:style style:name="P8" style:family="paragraph" style:parent-style-name="Standard">
      <style:text-properties officeooo:rsid="0007709b" officeooo:paragraph-rsid="0007709b"/>
    </style:style>
    <style:style style:name="P9" style:family="paragraph" style:parent-style-name="Standard">
      <style:text-properties officeooo:rsid="00085b1d" officeooo:paragraph-rsid="00085b1d"/>
    </style:style>
    <style:style style:name="P10" style:family="paragraph" style:parent-style-name="Standard">
      <style:text-properties officeooo:rsid="00085b1d" officeooo:paragraph-rsid="0008c26f"/>
    </style:style>
    <style:style style:name="P11" style:family="paragraph" style:parent-style-name="Standard">
      <style:text-properties officeooo:rsid="00094307" officeooo:paragraph-rsid="00094307"/>
    </style:style>
    <style:style style:name="P12" style:family="paragraph" style:parent-style-name="Standard">
      <style:text-properties officeooo:rsid="000b3732" officeooo:paragraph-rsid="000b3732"/>
    </style:style>
    <style:style style:name="P13" style:family="paragraph" style:parent-style-name="Standard">
      <style:text-properties officeooo:rsid="000b48cc" officeooo:paragraph-rsid="000b48cc"/>
    </style:style>
    <style:style style:name="P14" style:family="paragraph" style:parent-style-name="Standard">
      <style:text-properties officeooo:rsid="000b48cc" officeooo:paragraph-rsid="000b6e02"/>
    </style:style>
    <style:style style:name="P15" style:family="paragraph" style:parent-style-name="Standard">
      <style:text-properties officeooo:rsid="000be5be" officeooo:paragraph-rsid="000be5be"/>
    </style:style>
    <style:style style:name="P16" style:family="paragraph" style:parent-style-name="Standard">
      <style:text-properties officeooo:rsid="000d8459" officeooo:paragraph-rsid="000d8459"/>
    </style:style>
    <style:style style:name="P17" style:family="paragraph" style:parent-style-name="Standard">
      <style:text-properties style:text-underline-style="solid" style:text-underline-width="auto" style:text-underline-color="font-color" officeooo:rsid="000e0593" officeooo:paragraph-rsid="000e0593"/>
    </style:style>
    <style:style style:name="P18" style:family="paragraph" style:parent-style-name="Standard">
      <style:text-properties style:text-underline-style="solid" style:text-underline-width="auto" style:text-underline-color="font-color" officeooo:rsid="000b48cc" officeooo:paragraph-rsid="000e10e3"/>
    </style:style>
    <style:style style:name="P19" style:family="paragraph" style:parent-style-name="Standard">
      <style:text-properties style:text-underline-style="solid" style:text-underline-width="auto" style:text-underline-color="font-color" officeooo:rsid="0015b501" officeooo:paragraph-rsid="0015b501"/>
    </style:style>
    <style:style style:name="P20" style:family="paragraph" style:parent-style-name="Standard">
      <style:text-properties style:text-underline-style="none" officeooo:rsid="000b48cc" officeooo:paragraph-rsid="000e10e3"/>
    </style:style>
    <style:style style:name="P21" style:family="paragraph" style:parent-style-name="Standard">
      <style:text-properties style:text-underline-style="none" officeooo:rsid="000f4476" officeooo:paragraph-rsid="000f4476"/>
    </style:style>
    <style:style style:name="P22" style:family="paragraph" style:parent-style-name="Standard">
      <style:text-properties style:text-underline-style="none" officeooo:rsid="0010f42d" officeooo:paragraph-rsid="0010f42d"/>
    </style:style>
    <style:style style:name="P23" style:family="paragraph" style:parent-style-name="Standard">
      <style:text-properties style:text-underline-style="none" officeooo:rsid="00114bdf" officeooo:paragraph-rsid="00114bdf"/>
    </style:style>
    <style:style style:name="P24" style:family="paragraph" style:parent-style-name="Standard">
      <style:text-properties style:text-underline-style="none" officeooo:rsid="0012a312" officeooo:paragraph-rsid="0012a312"/>
    </style:style>
    <style:style style:name="P25" style:family="paragraph" style:parent-style-name="Standard">
      <style:text-properties style:text-underline-style="none" officeooo:rsid="0012a312" officeooo:paragraph-rsid="00149112"/>
    </style:style>
    <style:style style:name="P26" style:family="paragraph" style:parent-style-name="Standard">
      <style:text-properties style:text-underline-style="none" officeooo:rsid="0015b501" officeooo:paragraph-rsid="0015b501"/>
    </style:style>
    <style:style style:name="P27" style:family="paragraph" style:parent-style-name="Standard">
      <style:text-properties style:text-underline-style="none" officeooo:rsid="00169296" officeooo:paragraph-rsid="00169296"/>
    </style:style>
    <style:style style:name="P28" style:family="paragraph" style:parent-style-name="Standard">
      <style:text-properties officeooo:rsid="0018c7e7" officeooo:paragraph-rsid="0018c7e7"/>
    </style:style>
    <style:style style:name="P29" style:family="paragraph" style:parent-style-name="Text_20_body" style:list-style-name="L1"/>
    <style:style style:name="P30" style:family="paragraph" style:parent-style-name="Text_20_body">
      <style:text-properties style:text-underline-style="none" officeooo:rsid="00169296" officeooo:paragraph-rsid="00169296"/>
    </style:style>
    <style:style style:name="P31" style:family="paragraph" style:parent-style-name="Text_20_body">
      <style:text-properties officeooo:rsid="0017b24c" officeooo:paragraph-rsid="0017b24c"/>
    </style:style>
    <style:style style:name="P32" style:family="paragraph" style:parent-style-name="Text_20_body">
      <style:text-properties officeooo:rsid="001810bb" officeooo:paragraph-rsid="001810bb"/>
    </style:style>
    <style:style style:name="P33" style:family="paragraph" style:parent-style-name="Text_20_body" style:list-style-name="L1">
      <style:paragraph-properties fo:margin-top="0in" fo:margin-bottom="0in" loext:contextual-spacing="false"/>
    </style:style>
    <style:style style:name="T1" style:family="text">
      <style:text-properties officeooo:rsid="0003f8f5"/>
    </style:style>
    <style:style style:name="T2" style:family="text">
      <style:text-properties officeooo:rsid="0008c26f"/>
    </style:style>
    <style:style style:name="T3" style:family="text">
      <style:text-properties officeooo:rsid="000b6e02"/>
    </style:style>
    <style:style style:name="T4" style:family="text">
      <style:text-properties officeooo:rsid="000e10e3"/>
    </style:style>
    <style:style style:name="T5" style:family="text">
      <style:text-properties officeooo:rsid="00114bdf"/>
    </style:style>
    <style:style style:name="T6" style:family="text">
      <style:text-properties officeooo:rsid="0011f305"/>
    </style:style>
    <style:style style:name="T7" style:family="text">
      <style:text-properties officeooo:rsid="00149112"/>
    </style:style>
    <style:style style:name="T8" style:family="text">
      <style:text-properties officeooo:rsid="0017b24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y 3</text:p>
      <text:p text:style-name="P2">DATA STRUCTURES:</text:p>
      <text:p text:style-name="P1">Hash has an index (not number like arrays 0) </text:p>
      <text:p text:style-name="P1">array – list and hashes – doesnt care about the order</text:p>
      <text:p text:style-name="P1"><text:span text:style-name="T1">why its important – user/password </text:span>-<text:span text:style-name="T1">data bases</text:span></text:p>
      <text:p text:style-name="P2">key = word</text:p>
      <text:p text:style-name="P2">arrays with different methods(car+noises) = data structures</text:p>
      <text:p text:style-name="P2">whoami <text:s text:c="4"/>command</text:p>
      <text:p text:style-name="P3">datastructures: nesting upto seven levels then use database (maybe mysql)</text:p>
      <text:p text:style-name="P4">can change tab length px</text:p>
      <text:p text:style-name="P4"/>
      <text:p text:style-name="P5">array within an array fruits = [[1][2]] –--------- <text:s/>puts arr[1].size</text:p>
      <text:p text:style-name="P5">puts [][] - This is how you find an array within an array</text:p>
      <text:p text:style-name="P5">.size example – The array size would be how many inside </text:p>
      <text:p text:style-name="P5">edit – comment – comment toggle</text:p>
      <text:p text:style-name="P6">you can put values into arrays from classes</text:p>
      <text:p text:style-name="P6">hashes {} instead of [] <text:s text:c="6"/>symbols are <text:s text:c="2"/>:words <text:s text:c="7"/>:lat</text:p>
      <text:p text:style-name="P6">:symbols <text:s text:c="8"/>These are the same as strings but they cannot be changed</text:p>
      <text:p text:style-name="P6">{ :lat =&gt; 40}</text:p>
      <text:p text:style-name="P6">.invert <text:s text:c="5"/>–------- <text:s text:c="4"/>reverses the symbol with the value</text:p>
      <text:p text:style-name="P6"/>
      <text:p text:style-name="P6">lemonade_revenue = {:monday = }</text:p>
      <text:p text:style-name="P6">puts lemonade_revenue[ :monday] </text:p>
      <text:p text:style-name="P6">.class <text:s/>------------- This shows you the class of that datatructure</text:p>
      <text:p text:style-name="P7">output <text:s text:c="9"/>finance[:one][:two]</text:p>
      <text:p text:style-name="P7"/>
      <text:p text:style-name="P7"/>
      <text:p text:style-name="P8">Slide from yesterday</text:p>
      <text:p text:style-name="P8">coupling = linked together</text:p>
      <text:p text:style-name="P8">train wreck – linking methods together but after 2 or 3 might be a problem</text:p>
      <text:p text:style-name="P9"/>
      <text:p text:style-name="P9">Single responsibility Practice (SRP) </text:p>
      <text:p text:style-name="P9">Means too much iheritance is bad so keep it single</text:p>
      <text:p text:style-name="P9"/>
      <text:p text:style-name="P9">module = superclass</text:p>
      <text:p text:style-name="P9">modules are uploaded in ruby so the .method we use (def name .name) comes already in package</text:p>
      <text:p text:style-name="P10">14.rb</text:p>
      <text:p text:style-name="P10"><text:span text:style-name="T2">Use module to put method in it. After this you put it in the class. Then you can call it.</text:span> <text:s text:c="3"/></text:p>
      <text:p text:style-name="P11">It avoids using multiple inheritance.</text:p>
      <text:p text:style-name="P11">Further you think the better it is for advancing</text:p>
      <text:p text:style-name="P11">refactoring – means reducing code from inheritance to modules</text:p>
      <text:p text:style-name="P12">@ works across all defs in a class</text:p>
      <text:p text:style-name="P12">@engine = Engine.new This calls the engine object and all the methods from that class (see 15.rb)</text:p>
      <text:p text:style-name="P13">above is instantiate</text:p>
      <text:p text:style-name="P13"/>
      <text:p text:style-name="P14"><text:span text:style-name="T3">def initialize (lives = 3, power = 10) setting a value but does this mean if you dont set it will be this- Yes it does </text:span></text:p>
      <text:p text:style-name="P14"/>
      <text:p text:style-name="P15">@@ changes all the variables with that name in a class</text:p>
      <text:p text:style-name="P15"/>
      <text:p text:style-name="P17"/>
      <text:p text:style-name="P17"/>
      <text:p text:style-name="P17"><text:soft-page-break/><text:span text:style-name="T6">C</text:span>ollection methods – deal with arrays </text:p>
      <text:p text:style-name="P20"><text:span text:style-name="T4">The exercise says we can go through an array and print values with a for loop</text:span></text:p>
      <text:p text:style-name="P21"><text:span text:style-name="T5">E</text:span>ach do – these go through and operate on each one</text:p>
      <text:p text:style-name="P21"><text:span text:style-name="T5">B</text:span>lock – these are in curly braces and operate commands like methods in a sequence</text:p>
      <text:p text:style-name="P22"><text:span text:style-name="T5">E</text:span>ach loops create an (I) which is a variable inside and act upon that!</text:p>
      <text:p text:style-name="P23">You can use string interpolation to add values inside</text:p>
      <text:p text:style-name="P24">Using MAP method – This just uses an existing array and creates a new copy/array – The block method then goes through and whatever the final result is that is what is printed – This is called implicit return </text:p>
      <text:p text:style-name="P25">??????? <text:span text:style-name="T7">HOW DO YOU GET THE SUM OF THE ARRAY</text:span></text:p>
      <text:p text:style-name="P26"/>
      <text:p text:style-name="P26">total_capacities = homes.reduce(0.0) do |sum, hm|</text:p>
      <text:p text:style-name="P26"><text:s text:c="2"/>sum + hm.capacity</text:p>
      <text:p text:style-name="P26">end</text:p>
      <text:p text:style-name="P19">How it works:</text:p>
      <text:p text:style-name="P26">Here we start with 0.0 and the sum is going to start at 0.0 then the hm with iterate through each bit of information in the array individually. Adding to it every time the capacity which is from the aray (i.e. its an instance variable)</text:p>
      <text:p text:style-name="P26"><text:s/></text:p>
      <text:p text:style-name="P27">each_with_index – This lists the variables with the index but they start at o plus 1 so starts 1</text:p>
      <text:p text:style-name="P27">select – This creates a new array like map but sets a true/false parameter which will delete things if it doesnt meet criteria</text:p>
      <text:p text:style-name="P27">find – This searches the array to find for one item that meets conditions (it only returns one i.e. the first)</text:p>
      <text:p text:style-name="P27"><text:span text:style-name="T8">sort with the </text:span>&lt;=&gt; - spaceship operator <text:s/>- <text:span text:style-name="T8">this just compares to values</text:span> <text:s text:c="7"/></text:p>
      <text:p text:style-name="P27"/>
      <text:p text:style-name="P30"><text:span text:style-name="Source_20_Text"><text:s text:c="3"/>-1</text:span> if the first value is less than the second </text:p>
      <text:list xml:id="list7391287446931732580" text:style-name="L1">
        <text:list-item>
          <text:p text:style-name="P33"><text:span text:style-name="Source_20_Text">0</text:span> if both values are equal </text:p>
        </text:list-item>
        <text:list-item>
          <text:p text:style-name="P29"><text:span text:style-name="Source_20_Text">1</text:span> if the first value is greater than the second </text:p>
        </text:list-item>
      </text:list>
      <text:p text:style-name="P31">Can also use collections on other things like ranges and hashes – These act in the same way hashes remember the language example.</text:p>
      <text:p text:style-name="P32">REMEMBER COMMAS IN THE RIGHT PLACES </text:p>
      <text:p text:style-name="P32"/>
      <text:p text:style-name="P31"/>
      <text:p text:style-name="P31"/>
      <text:p text:style-name="P27"/>
      <text:p text:style-name="P27"/>
      <text:p text:style-name="P27"/>
      <text:p text:style-name="P27"/>
      <text:p text:style-name="P27"><text:s/></text:p>
      <text:p text:style-name="P25"/>
      <text:p text:style-name="P25"/>
      <text:p text:style-name="P25"/>
      <text:p text:style-name="P25"/>
      <text:p text:style-name="P25"><text:s text:c="2"/></text:p>
      <text:p text:style-name="P18"/>
      <text:p text:style-name="P18"/>
      <text:p text:style-name="P18"><text:soft-page-break/><text:s/></text:p>
      <text:p text:style-name="P16">To do:</text:p>
      <text:p text:style-name="P16">Ask Anthony about using pry and the exercise for movie finding </text:p>
      <text:p text:style-name="P28">finish the activity with the textbnb</text:p>
      <text:p text:style-name="P16"/>
      <text:p text:style-name="P12"/>
      <text:p text:style-name="P12"/>
      <text:p text:style-name="P12"/>
      <text:p text:style-name="P12"/>
      <text:p text:style-name="P8"/>
      <text:p text:style-name="P8"/>
      <text:p text:style-name="P8"/>
      <text:p text:style-name="P8"/>
      <text:p text:style-name="P8"/>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09:17:38.250926124</meta:creation-date>
    <meta:generator>LibreOffice/5.0.5.2$Linux_X86_64 LibreOffice_project/00m0$Build-2</meta:generator>
    <dc:date>2016-03-30T21:08:58.966948379</dc:date>
    <meta:editing-duration>PT2H6M41S</meta:editing-duration>
    <meta:editing-cycles>13</meta:editing-cycles>
    <meta:document-statistic meta:table-count="0" meta:image-count="0" meta:object-count="0" meta:page-count="3" meta:paragraph-count="69" meta:word-count="636" meta:character-count="3612" meta:non-whitespace-character-count="2943"/>
  </office:meta>
</office:document-meta>
</file>